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44F000000D36402E319C6EABE84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style:font-name="Liberation Sans" fo:font-size="15pt" style:letter-kerning="true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  <text:list-item>
                <text:p><text:span text:style-name="T2">Articles fondateurs principaux : Stochastic Gradient Boosting (1999), 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2" draw:layer="layout" svg:x1="10cm" svg:y1="1.8cm" svg:x2="24.4cm" svg:y2="4.914cm">
          <text:p/>
        </draw:line>
        <draw:line draw:style-name="gr7" draw:text-style-name="P2" draw:layer="layout" svg:x1="9.2cm" svg:y1="4.343cm" svg:x2="24.4cm" svg:y2="5.2cm">
          <text:p/>
        </draw:line>
        <draw:line draw:style-name="gr7" draw:text-style-name="P2" draw:layer="layout" svg:x1="9.6cm" svg:y1="7.886cm" svg:x2="13.8cm" svg:y2="10.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8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9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0" draw:text-style-name="P2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2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0" draw:text-style-name="P2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0" draw:text-style-name="P2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0" draw:text-style-name="P2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1" draw:text-style-name="P2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1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2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3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1" draw:text-style-name="P2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1" draw:text-style-name="P2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4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Modèle de régression :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>un joueur qui a 15 d'expérience en 1ere ligue de baseball et qui a marqué 150 points l'année précédente gagne probablement 6.74 M$/an.</text:span></text:p>
                <text:p text:style-name="P9"><text:span text:style-name="T10"/></text:p>
              </text:list-item>
            </text:list>
          </draw:text-box>
        </draw:frame>
        <draw:frame draw:style-name="gr1" draw:text-style-name="P2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1" draw:text-style-name="P2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1" draw:text-style-name="P2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0"/></text:p>
              </text:list-header>
              <text:list-item>
                <text:p text:style-name="P9"><text:span text:style-name="T10">Le seuil s et la direction d selon laquelle diviser l'espace des prédicteurs est obtenu en minimisant 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5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5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0" draw:text-style-name="P2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1">stimule</text:span><text:span text:style-name="T3">, i.e. améliore, la justesse d'un « weak model ». </text:span><text:span text:style-name="T3">Pour ce faire, il </text:span><text:span text:style-name="T2">agrège séquentiellement des modèles peu </text:span><text:span text:style-name="T2">performants qui effectuent un « vote » pondéré pour aboutir à un </text:span><text:span text:style-name="T2">consensus.</text:span></text:p>
              </text:list-item>
              <text:list-item>
                <text:p><text:span text:style-name="T2">Ces « weak model », qui surperforment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</text:span><text:span text:style-name="T2">amélioration de la justesse du GBM, gain de temps, limite le sur-</text:span><text:span text:style-name="T2">apprentissage</text:span></text:p>
              </text:list-item>
              <text:list-item>
                <text:p><text:span text:style-name="T2">XGBoo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H38M</meta:editing-duration>
    <meta:editing-cycles>50</meta:editing-cycles>
    <meta:generator>LibreOffice/6.0.6.2$Linux_X86_64 LibreOffice_project/00$Build-2</meta:generator>
    <dc:title>Beehive</dc:title>
    <meta:initial-creator>risky </meta:initial-creator>
    <dc:date>2018-10-17T20:49:25.216002143</dc:date>
    <dc:creator>risky </dc:creator>
    <meta:document-statistic meta:object-count="140"/>
  </office:meta>
</office:document-meta>
</file>